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87" style:family="text">
      <style:text-properties style:text-position="33% 58%" fo:font-size="22pt" style:font-size-asian="28pt" style:font-size-complex="28pt"/>
    </style:style>
    <style:style style:name="T88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9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</text:span><text:span text:style-name="T21">|</text:span><text:span text:style-name="T14">ψ</text:span><text:span text:style-name="T81">½</text:span><text:span text:style-name="T21">(</text:span><text:span text:style-name="T39">r</text:span><text:span text:style-name="T21">)</text:span><text:span text:style-name="T21">⟩ = |</text:span><text:span text:style-name="T14">ψ</text:span><text:span text:style-name="T81">+</text:span><text:span text:style-name="T21">(</text:span><text:span text:style-name="T39">r</text:span><text:span text:style-name="T21">)</text:span><text:span text:style-name="T21">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53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86">D</text:span><text:span text:style-name="T87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88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89">1</text:span><text:span text:style-name="T12">, </text:span><text:span text:style-name="T53">J</text:span><text:span text:style-name="T89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7T15:42:14.843000000</dc:date>
    <meta:document-statistic meta:object-count="494"/>
  </office:meta>
</office:document-meta>
</file>